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c8fe" officeooo:paragraph-rsid="0000c8fe"/>
    </style:style>
    <style:style style:name="P2" style:family="paragraph" style:parent-style-name="Standard">
      <style:text-properties officeooo:rsid="00022265" officeooo:paragraph-rsid="00022265"/>
    </style:style>
    <style:style style:name="T1" style:family="text">
      <style:text-properties officeooo:rsid="000222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werjvcvrwuvw</text:p>
      <text:p text:style-name="P1">ucvr76cv7r2<text:span text:style-name="T1">uvb</text:span></text:p>
      <text:p text:style-name="P2">vvyfuj</text:p>
      <text:p text:style-name="P2">fuv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4.2$Windows_X86_64 LibreOffice_project/9b0d9b32d5dcda91d2f1a96dc04c645c450872bf</meta:generator>
    <dc:date>2019-02-12T12:46:04.378000000</dc:date>
    <meta:editing-duration>PT16S</meta:editing-duration>
    <meta:editing-cycles>2</meta:editing-cycles>
    <meta:document-statistic meta:table-count="0" meta:image-count="0" meta:object-count="0" meta:page-count="1" meta:paragraph-count="4" meta:word-count="4" meta:character-count="37" meta:non-whitespace-character-count="37"/>
  </office:meta>
</office:document-meta>
</file>